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style>
    <style:style style:name="P3" style:family="paragraph" style:parent-style-name="Standard">
      <style:text-properties fo:font-weight="bold" style:font-weight-asian="bold"/>
    </style:style>
    <style:style style:name="P4" style:family="paragraph" style:parent-style-name="Standard" style:list-style-name="WWNum4">
      <style:paragraph-properties fo:margin-left="0.5in" fo:margin-right="0in" fo:text-indent="-0.25in" style:auto-text-indent="false"/>
    </style:style>
    <style:style style:name="P5" style:family="paragraph" style:parent-style-name="Standard" style:list-style-name="WWNum5">
      <style:paragraph-properties fo:margin-left="0.5in" fo:margin-right="0in" fo:text-indent="-0.25in" style:auto-text-indent="false"/>
    </style:style>
    <style:style style:name="P6" style:family="paragraph" style:parent-style-name="Standard" style:list-style-name="WWNum3">
      <style:paragraph-properties fo:margin-left="0.5in" fo:margin-right="0in" fo:text-indent="-0.25in" style:auto-text-indent="false"/>
    </style:style>
    <style:style style:name="P7" style:family="paragraph" style:parent-style-name="Standard" style:list-style-name="WWNum2">
      <style:paragraph-properties fo:margin-left="0.5in" fo:margin-right="0in" fo:text-indent="-0.25in" style:auto-text-indent="false"/>
    </style:style>
    <style:style style:name="P8" style:family="paragraph" style:parent-style-name="Standard" style:list-style-name="WWNum1">
      <style:paragraph-properties fo:margin-left="0.5in" fo:margin-right="0in" fo:text-indent="-0.25in" style:auto-text-indent="false"/>
    </style:style>
    <style:style style:name="P9" style:family="paragraph" style:parent-style-name="Standard" style:list-style-name="WWNum7">
      <style:paragraph-properties fo:margin-left="0.5in" fo:margin-right="0in" fo:text-indent="-0.25in" style:auto-text-indent="false"/>
    </style:style>
    <style:style style:name="P10" style:family="paragraph" style:parent-style-name="Standard" style:list-style-name="WWNum6">
      <style:paragraph-properties fo:margin-left="0.5in" fo:margin-right="0in" fo:text-indent="-0.25in" style:auto-text-indent="false"/>
    </style:style>
    <style:style style:name="P11" style:family="paragraph" style:parent-style-name="Standard">
      <style:paragraph-properties fo:margin-left="0in" fo:margin-right="0in" fo:text-indent="0in" style:auto-text-indent="false"/>
    </style:style>
    <style:style style:name="P12" style:family="paragraph" style:parent-style-name="Standard" style:list-style-name="WWNum2">
      <style:paragraph-properties fo:margin-left="1in" fo:margin-right="0in" fo:text-indent="-0.25in" style:auto-text-indent="false"/>
    </style:style>
    <style:style style:name="P13" style:family="paragraph" style:parent-style-name="Standard" style:list-style-name="WWNum3">
      <style:paragraph-properties fo:margin-left="1in" fo:margin-right="0in" fo:text-indent="-0.25in" style:auto-text-indent="false"/>
    </style:style>
    <style:style style:name="P14" style:family="paragraph" style:parent-style-name="Standard" style:list-style-name="WWNum1">
      <style:paragraph-properties fo:margin-left="1in" fo:margin-right="0in" fo:text-indent="-0.25in" style:auto-text-indent="false"/>
    </style:style>
    <style:style style:name="P15" style:family="paragraph" style:parent-style-name="Standard" style:list-style-name="WWNum2">
      <style:paragraph-properties fo:margin-left="1.5in" fo:margin-right="0in" fo:text-indent="-0.25in" style:auto-text-indent="false"/>
    </style:style>
    <style:style style:name="P16" style:family="paragraph" style:parent-style-name="Standard">
      <style:paragraph-properties fo:margin-left="1in" fo:margin-right="0in" fo:text-indent="0in" style:auto-text-indent="false"/>
    </style:style>
    <style:style style:name="P17" style:family="paragraph" style:parent-style-name="Standard" style:master-page-name="Standard">
      <style:paragraph-properties fo:text-align="center" style:justify-single-word="false" style:page-number="1"/>
    </style:style>
    <style:style style:name="T1" style:family="text">
      <style:text-properties fo:font-size="18pt" fo:font-weight="bold" style:font-size-asian="18pt" style:font-weight-asian="bold" style:font-size-complex="18pt"/>
    </style:style>
    <style:style style:name="T2" style:family="text">
      <style:text-properties fo:color="#1155cc" style:text-underline-style="solid" style:text-underline-width="auto" style:text-underline-color="font-color"/>
    </style:style>
    <style:style style:name="T3" style:family="text">
      <style:text-properties fo:font-size="14pt" fo:font-weight="bold" style:font-size-asian="14pt" style:font-weight-asian="bold" style:font-size-complex="14pt"/>
    </style:style>
    <style:style style:name="T4" style:family="text">
      <style:text-properties style:text-underline-style="none"/>
    </style:style>
    <style:style style:name="T5"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Todo list flask-mysql app</text:span></text:p>
      <text:p text:style-name="P2"/>
      <text:p text:style-name="Standard">This assessment-2 exam evaluates your understanding and practical skills in using Ansible to deploy <text:a xlink:type="simple" xlink:href="https://github.com/chandradeoarya/todolist-flask/tree/env" text:style-name="ListLabel_20_64" text:visited-style-name="ListLabel_20_64"><text:span text:style-name="T2">Flask todo list app</text:span></text:a> with Mysql as the database. The exam also assesses your ability to deploy the application to multiple different ansible target (Just two ubuntu servers) nodes using Ansible. This will also involve building the whole infrastructure using terraform. </text:p>
      <text:p text:style-name="Standard"/>
      <text:p text:style-name="Standard"/>
      <text:p text:style-name="Standard"><text:span text:style-name="T3">Objectives</text:span></text:p>
      <text:p text:style-name="Standard">The objectives of this exam are as follows:</text:p>
      <text:p text:style-name="Standard"/>
      <text:list xml:id="list3246289389" text:style-name="WWNum4">
        <text:list-item>
          <text:p text:style-name="P4">Create ansible infra using terraform</text:p>
        </text:list-item>
        <text:list-item>
          <text:p text:style-name="P4">Deploy a Todo-List Flask application backend using Ansible tasks, role and playbook.</text:p>
        </text:list-item>
        <text:list-item>
          <text:p text:style-name="P4">Create and configure S3 using terraform</text:p>
        </text:list-item>
        <text:list-item>
          <text:p text:style-name="P4">Host frontend using AWS S3 static hosting</text:p>
        </text:list-item>
        <text:list-item>
          <text:p text:style-name="P4">Configure one Mysql node as the database for the Flask application.</text:p>
        </text:list-item>
        <text:list-item>
          <text:p text:style-name="P4">Deploy the application to one ubuntu target nodes using Ansible.</text:p>
        </text:list-item>
      </text:list>
      <text:p text:style-name="P1"/>
      <text:p text:style-name="Standard"><text:span text:style-name="T1">Exam Outline</text:span></text:p>
      <text:p text:style-name="Standard"/>
      <text:p text:style-name="Standard">This section evaluates your hands-on skills in deploying the Todo-List Flask application using Ansible and configuring Mysql as the database.</text:p>
      <text:p text:style-name="Standard"/>
      <text:p text:style-name="P11"><text:span text:style-name="T5"><text:s text:c="7"/>0. <text:s text:c="2"/>Terraform Configuration (30%)</text:span></text:p>
      <text:p text:style-name="Standard"/>
      <text:list xml:id="list1686148914" text:style-name="WWNum2">
        <text:list-item>
          <text:list>
            <text:list-item>
              <text:p text:style-name="P12">Write terraform module to create two ubuntu target nodes.</text:p>
            </text:list-item>
            <text:list-item>
              <text:p text:style-name="P12">Module must use data source to find the latest Ubuntu AMI ID. </text:p>
            </text:list-item>
            <text:list-item>
              <text:p text:style-name="P12">You can import this module to launch one backend and another database server as given below with different tags.</text:p>
            </text:list-item>
            <text:list-item>
              <text:p text:style-name="P12">You must open only the correct necessary ports in both the child modules - <text:span text:style-name="T5">backend </text:span>and<text:span text:style-name="T5"> database.</text:span></text:p>
            </text:list-item>
            <text:list-item>
              <text:p text:style-name="P12"><text:soft-page-break/>Tag the servers <text:tab/><text:tab/></text:p>
              <text:list>
                <text:list-item>
                  <text:p text:style-name="P15">Team: <text:span text:style-name="T5">mobile-app</text:span> for both servers</text:p>
                </text:list-item>
                <text:list-item>
                  <text:p text:style-name="P15">Type: one server as <text:span text:style-name="T5">backend</text:span>, another server as <text:span text:style-name="T5">database</text:span></text:p>
                </text:list-item>
                <text:list-item>
                  <text:p text:style-name="P15">Environment: <text:span text:style-name="T5">dev </text:span>for both servers</text:p>
                </text:list-item>
              </text:list>
            </text:list-item>
            <text:list-item>
              <text:p text:style-name="P12">Create S3 bucket for static file hosting. Tag the bucket as <text:span text:style-name="T5">frontend</text:span></text:p>
            </text:list-item>
          </text:list>
        </text:list-item>
      </text:list>
      <text:p text:style-name="Standard"/>
      <text:list xml:id="list218628293" text:style-name="WWNum5">
        <text:list-item>
          <text:p text:style-name="P5"><text:span text:style-name="T5">Ansible Configuration (20%)</text:span></text:p>
        </text:list-item>
      </text:list>
      <text:p text:style-name="Standard"/>
      <text:list xml:id="list3652651528" text:style-name="WWNum3">
        <text:list-item>
          <text:list>
            <text:list-item>
              <text:p text:style-name="P13">Write an Ansible role to install and configure the necessary dependencies for the Todo-List Flask application in <text:span text:style-name="T5">backend</text:span> target nodes.</text:p>
            </text:list-item>
            <text:list-item>
              <text:p text:style-name="P13">Write the dynamic inventory file one for backend and database separately. </text:p>
            </text:list-item>
            <text:list-item>
              <text:p text:style-name="P13">Configure the Flask application settings file to connect to the Mysql database that would include handling <text:span text:style-name="T5">.env</text:span> file</text:p>
            </text:list-item>
          </text:list>
        </text:list-item>
      </text:list>
      <text:p text:style-name="P16"><text:span text:style-name="T5">Hint: </text:span>lineinfile</text:p>
      <text:p text:style-name="P16"/>
      <text:list xml:id="list111544023433740" text:continue-numbering="true" text:style-name="WWNum3">
        <text:list-item>
          <text:p text:style-name="P6"><text:span text:style-name="T5">Mysql Configuration (20%)</text:span></text:p>
        </text:list-item>
      </text:list>
      <text:p text:style-name="Standard"/>
      <text:list xml:id="list111542552864772" text:continue-list="list1686148914" text:style-name="WWNum2">
        <text:list-item>
          <text:list>
            <text:list-item>
              <text:p text:style-name="P12">Write ansible role to install and configure Mysql on database server.</text:p>
            </text:list-item>
            <text:list-item>
              <text:p text:style-name="P12">Use ansible secrets vault to provide username and password during configuration.</text:p>
            </text:list-item>
            <text:list-item>
              <text:p text:style-name="P12">Create a database and user for the Flask application. </text:p>
            </text:list-item>
          </text:list>
        </text:list-item>
      </text:list>
      <text:p text:style-name="P11"/>
      <text:list xml:id="list111543093185113" text:continue-numbering="true" text:style-name="WWNum2">
        <text:list-item>
          <text:p text:style-name="P7"><text:span text:style-name="T5">Deployment to Target Nodes (20%)</text:span></text:p>
        </text:list-item>
      </text:list>
      <text:p text:style-name="Standard"/>
      <text:list xml:id="list3482005114" text:style-name="WWNum1">
        <text:list-item>
          <text:list>
            <text:list-item>
              <text:p text:style-name="P14">Setup gunicorn service in backend.</text:p>
            </text:list-item>
            <text:list-item>
              <text:p text:style-name="P14">Configure Ansible to deploy the Todo-List Flask application to target backend node using all the roles, tasks written in one final playbook.</text:p>
            </text:list-item>
            <text:list-item>
              <text:p text:style-name="P14">Verify the successful deployment of the application on the target nodes.</text:p>
            </text:list-item>
          </text:list>
        </text:list-item>
        <text:list-item>
          <text:p text:style-name="P8"><text:span text:style-name="T5">Presentation (10%)</text:span></text:p>
        </text:list-item>
      </text:list>
      <text:p text:style-name="P3"/>
      <text:p text:style-name="Standard"><text:soft-page-break/><text:span text:style-name="T3">Deliverable </text:span></text:p>
      <text:list xml:id="list1286398920" text:style-name="WWNum7">
        <text:list-item>
          <text:p text:style-name="P9">An architecture diagram of your system</text:p>
        </text:list-item>
        <text:list-item>
          <text:p text:style-name="P9">All the commands used in the terminal for successful deployment of the application.</text:p>
        </text:list-item>
        <text:list-item>
          <text:p text:style-name="P9">All the ansible playbooks</text:p>
        </text:list-item>
        <text:list-item>
          <text:p text:style-name="P9">All inventory files static or dynamic</text:p>
        </text:list-item>
        <text:list-item>
          <text:p text:style-name="P9">Env file</text:p>
        </text:list-item>
        <text:list-item>
          <text:p text:style-name="P9">All Ansible vars and secrets file used</text:p>
        </text:list-item>
        <text:list-item>
          <text:p text:style-name="P9">All ansible roles</text:p>
        </text:list-item>
        <text:list-item>
          <text:p text:style-name="P9">Gunicorn Service file or whichever approach you used for deployment </text:p>
        </text:list-item>
      </text:list>
      <text:p text:style-name="Standard"/>
      <text:p text:style-name="Standard"><text:span text:style-name="T3">Guidelines:</text:span></text:p>
      <text:list xml:id="list138540091" text:style-name="WWNum6">
        <text:list-item>
          <text:p text:style-name="P10">You can’t use ansible galaxy ready made role. You must write yourself. If you are not able to write roles, get the same job done using ansible playbook and tasks.</text:p>
        </text:list-item>
        <text:list-item>
          <text:p text:style-name="P10">We might ask you to change Environment tags and see if dynamic inventory is working on not.</text:p>
        </text:list-item>
        <text:list-item>
          <text:p text:style-name="P10">If you use static inventory, you lose some marks. But finish the assessment with static inventory if dynamic inventory is not working for you. </text:p>
        </text:list-item>
        <text:list-item>
          <text:p text:style-name="P10">You must use ansible secrets to configure username and password for mysql database. </text:p>
        </text:list-item>
        <text:list-item>
          <text:p text:style-name="P10">You will have Tuesday and Wednesday to work and Thursday to present. If you are not ready you can work on Thursday as well and present on S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1" meta:word-count="575" meta:character-count="3440" meta:non-whitespace-character-count="2937"/>
    <meta:generator>LibreOfficeDev/6.0.5.2$Linux_X86_64 LibreOffice_project/</meta:generator>
  </office:meta>
</office:document-meta>
</file>